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triangle</text:p>
          </table:table-cell>
          <table:table-cell office:value-type="string">
            <text:p>triangle round</text:p>
          </table:table-cell>
          <table:table-cell office:value-type="string">
            <text:p>log normed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3]-255/40" office:value-type="float" office:value="6.375">
            <text:p>6,38</text:p>
          </table:table-cell>
          <table:table-cell table:formula="of:=ROUND([.B2]/2)" office:value-type="float" office:value="3">
            <text:p>3</text:p>
          </table:table-cell>
          <table:table-cell table:formula="of:=LOG([.C2])*255/LOG(255)" office:value-type="float" office:value="50.5563634227685">
            <text:p>50,5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4]-255/40" office:value-type="float" office:value="12.75">
            <text:p>12,75</text:p>
          </table:table-cell>
          <table:table-cell table:formula="of:=ROUND([.B3]/2)" office:value-type="float" office:value="6">
            <text:p>6</text:p>
          </table:table-cell>
          <table:table-cell table:formula="of:=LOG([.C3])*255/LOG(255)" office:value-type="float" office:value="82.4538773385649">
            <text:p>82,4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5]-255/40" office:value-type="float" office:value="19.125">
            <text:p>19,13</text:p>
          </table:table-cell>
          <table:table-cell table:formula="of:=ROUND([.B4]/2)" office:value-type="float" office:value="10">
            <text:p>10</text:p>
          </table:table-cell>
          <table:table-cell table:formula="of:=LOG([.C4])*255/LOG(255)" office:value-type="float" office:value="105.961247633945">
            <text:p>105,9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6]-255/40" office:value-type="float" office:value="25.5">
            <text:p>25,50</text:p>
          </table:table-cell>
          <table:table-cell table:formula="of:=ROUND([.B5]/2)" office:value-type="float" office:value="13">
            <text:p>13</text:p>
          </table:table-cell>
          <table:table-cell table:formula="of:=LOG([.C5])*255/LOG(255)" office:value-type="float" office:value="118.034827403971">
            <text:p>118,0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7]-255/40" office:value-type="float" office:value="31.875">
            <text:p>31,88</text:p>
          </table:table-cell>
          <table:table-cell table:formula="of:=ROUND([.B6]/2)" office:value-type="float" office:value="16">
            <text:p>16</text:p>
          </table:table-cell>
          <table:table-cell table:formula="of:=LOG([.C6])*255/LOG(255)" office:value-type="float" office:value="127.590055663186">
            <text:p>127,5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8]-255/40" office:value-type="float" office:value="38.25">
            <text:p>38,25</text:p>
          </table:table-cell>
          <table:table-cell table:formula="of:=ROUND([.B7]/2)" office:value-type="float" office:value="19">
            <text:p>19</text:p>
          </table:table-cell>
          <table:table-cell table:formula="of:=LOG([.C7])*255/LOG(255)" office:value-type="float" office:value="135.498326973361">
            <text:p>135,5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9]-255/40" office:value-type="float" office:value="44.625">
            <text:p>44,63</text:p>
          </table:table-cell>
          <table:table-cell table:formula="of:=ROUND([.B8]/2)" office:value-type="float" office:value="22">
            <text:p>22</text:p>
          </table:table-cell>
          <table:table-cell table:formula="of:=LOG([.C8])*255/LOG(255)" office:value-type="float" office:value="142.244782112026">
            <text:p>142,2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0]-255/40" office:value-type="float" office:value="51">
            <text:p>51,00</text:p>
          </table:table-cell>
          <table:table-cell table:formula="of:=ROUND([.B9]/2)" office:value-type="float" office:value="26">
            <text:p>26</text:p>
          </table:table-cell>
          <table:table-cell table:formula="of:=LOG([.C9])*255/LOG(255)" office:value-type="float" office:value="149.932341319768">
            <text:p>149,9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1]-255/40" office:value-type="float" office:value="57.375">
            <text:p>57,38</text:p>
          </table:table-cell>
          <table:table-cell table:formula="of:=ROUND([.B10]/2)" office:value-type="float" office:value="29">
            <text:p>29</text:p>
          </table:table-cell>
          <table:table-cell table:formula="of:=LOG([.C10])*255/LOG(255)" office:value-type="float" office:value="154.957516394756">
            <text:p>154,9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2]-255/40" office:value-type="float" office:value="63.75">
            <text:p>63,75</text:p>
          </table:table-cell>
          <table:table-cell table:formula="of:=ROUND([.B11]/2)" office:value-type="float" office:value="32">
            <text:p>32</text:p>
          </table:table-cell>
          <table:table-cell table:formula="of:=LOG([.C11])*255/LOG(255)" office:value-type="float" office:value="159.487569578982">
            <text:p>159,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3]-255/40" office:value-type="float" office:value="70.125">
            <text:p>70,13</text:p>
          </table:table-cell>
          <table:table-cell table:formula="of:=ROUND([.B12]/2)" office:value-type="float" office:value="35">
            <text:p>35</text:p>
          </table:table-cell>
          <table:table-cell table:formula="of:=LOG([.C12])*255/LOG(255)" office:value-type="float" office:value="163.61137641106">
            <text:p>163,6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4]-255/40" office:value-type="float" office:value="76.5">
            <text:p>76,50</text:p>
          </table:table-cell>
          <table:table-cell table:formula="of:=ROUND([.B13]/2)" office:value-type="float" office:value="38">
            <text:p>38</text:p>
          </table:table-cell>
          <table:table-cell table:formula="of:=LOG([.C13])*255/LOG(255)" office:value-type="float" office:value="167.395840889157">
            <text:p>167,4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5]-255/40" office:value-type="float" office:value="82.875">
            <text:p>82,88</text:p>
          </table:table-cell>
          <table:table-cell table:formula="of:=ROUND([.B14]/2)" office:value-type="float" office:value="41">
            <text:p>41</text:p>
          </table:table-cell>
          <table:table-cell table:formula="of:=LOG([.C14])*255/LOG(255)" office:value-type="float" office:value="170.892589621908">
            <text:p>170,8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6]-255/40" office:value-type="float" office:value="89.25">
            <text:p>89,25</text:p>
          </table:table-cell>
          <table:table-cell table:formula="of:=ROUND([.B15]/2)" office:value-type="float" office:value="45">
            <text:p>45</text:p>
          </table:table-cell>
          <table:table-cell table:formula="of:=LOG([.C15])*255/LOG(255)" office:value-type="float" office:value="175.176460563685">
            <text:p>175,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7]-255/40" office:value-type="float" office:value="95.625">
            <text:p>95,63</text:p>
          </table:table-cell>
          <table:table-cell table:formula="of:=ROUND([.B16]/2)" office:value-type="float" office:value="48">
            <text:p>48</text:p>
          </table:table-cell>
          <table:table-cell table:formula="of:=LOG([.C16])*255/LOG(255)" office:value-type="float" office:value="178.146419085954">
            <text:p>178,1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8]-255/40" office:value-type="float" office:value="102">
            <text:p>102,00</text:p>
          </table:table-cell>
          <table:table-cell table:formula="of:=ROUND([.B17]/2)" office:value-type="float" office:value="51">
            <text:p>51</text:p>
          </table:table-cell>
          <table:table-cell table:formula="of:=LOG([.C17])*255/LOG(255)" office:value-type="float" office:value="180.936266281852">
            <text:p>180,9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9]-255/40" office:value-type="float" office:value="108.375">
            <text:p>108,38</text:p>
          </table:table-cell>
          <table:table-cell table:formula="of:=ROUND([.B18]/2)" office:value-type="float" office:value="54">
            <text:p>54</text:p>
          </table:table-cell>
          <table:table-cell table:formula="of:=LOG([.C18])*255/LOG(255)" office:value-type="float" office:value="183.566604184102">
            <text:p>183,5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20]-255/40" office:value-type="float" office:value="114.75">
            <text:p>114,75</text:p>
          </table:table-cell>
          <table:table-cell table:formula="of:=ROUND([.B19]/2)" office:value-type="float" office:value="57">
            <text:p>57</text:p>
          </table:table-cell>
          <table:table-cell table:formula="of:=LOG([.C19])*255/LOG(255)" office:value-type="float" office:value="186.05469039613">
            <text:p>186,0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21]-255/40" office:value-type="float" office:value="121.125">
            <text:p>121,13</text:p>
          </table:table-cell>
          <table:table-cell table:formula="of:=ROUND([.B20]/2)" office:value-type="float" office:value="61">
            <text:p>61</text:p>
          </table:table-cell>
          <table:table-cell table:formula="of:=LOG([.C20])*255/LOG(255)" office:value-type="float" office:value="189.175776755845">
            <text:p>189,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2]-255/40" office:value-type="float" office:value="127.5">
            <text:p>127,50</text:p>
          </table:table-cell>
          <table:table-cell table:formula="of:=ROUND([.B21]/2)" office:value-type="float" office:value="64">
            <text:p>64</text:p>
          </table:table-cell>
          <table:table-cell table:formula="of:=LOG([.C21])*255/LOG(255)" office:value-type="float" office:value="191.385083494778">
            <text:p>191,3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3]-255/40" office:value-type="float" office:value="133.875">
            <text:p>133,88</text:p>
          </table:table-cell>
          <table:table-cell table:formula="of:=ROUND([.B22]/2)" office:value-type="float" office:value="67">
            <text:p>67</text:p>
          </table:table-cell>
          <table:table-cell table:formula="of:=LOG([.C22])*255/LOG(255)" office:value-type="float" office:value="193.493164367089">
            <text:p>193,4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4]-255/40" office:value-type="float" office:value="140.25">
            <text:p>140,25</text:p>
          </table:table-cell>
          <table:table-cell table:formula="of:=ROUND([.B23]/2)" office:value-type="float" office:value="70">
            <text:p>70</text:p>
          </table:table-cell>
          <table:table-cell table:formula="of:=LOG([.C23])*255/LOG(255)" office:value-type="float" office:value="195.508890326857">
            <text:p>195,5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5]-255/40" office:value-type="float" office:value="146.625">
            <text:p>146,63</text:p>
          </table:table-cell>
          <table:table-cell table:formula="of:=ROUND([.B24]/2)" office:value-type="float" office:value="73">
            <text:p>73</text:p>
          </table:table-cell>
          <table:table-cell table:formula="of:=LOG([.C24])*255/LOG(255)" office:value-type="float" office:value="197.440015003214">
            <text:p>197,4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6]-255/40" office:value-type="float" office:value="153">
            <text:p>153,00</text:p>
          </table:table-cell>
          <table:table-cell table:formula="of:=ROUND([.B25]/2)" office:value-type="float" office:value="77">
            <text:p>77</text:p>
          </table:table-cell>
          <table:table-cell table:formula="of:=LOG([.C25])*255/LOG(255)" office:value-type="float" office:value="199.894910889141">
            <text:p>199,8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7]-255/40" office:value-type="float" office:value="159.375">
            <text:p>159,38</text:p>
          </table:table-cell>
          <table:table-cell table:formula="of:=ROUND([.B26]/2)" office:value-type="float" office:value="80">
            <text:p>80</text:p>
          </table:table-cell>
          <table:table-cell table:formula="of:=LOG([.C26])*255/LOG(255)" office:value-type="float" office:value="201.653789381334">
            <text:p>201,6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8]-255/40" office:value-type="float" office:value="165.75">
            <text:p>165,75</text:p>
          </table:table-cell>
          <table:table-cell table:formula="of:=ROUND([.B27]/2)" office:value-type="float" office:value="83">
            <text:p>83</text:p>
          </table:table-cell>
          <table:table-cell table:formula="of:=LOG([.C27])*255/LOG(255)" office:value-type="float" office:value="203.347908975139">
            <text:p>203,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9]-255/40" office:value-type="float" office:value="172.125">
            <text:p>172,13</text:p>
          </table:table-cell>
          <table:table-cell table:formula="of:=ROUND([.B28]/2)" office:value-type="float" office:value="86">
            <text:p>86</text:p>
          </table:table-cell>
          <table:table-cell table:formula="of:=LOG([.C28])*255/LOG(255)" office:value-type="float" office:value="204.981869439702">
            <text:p>204,9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30]-255/40" office:value-type="float" office:value="178.5">
            <text:p>178,50</text:p>
          </table:table-cell>
          <table:table-cell table:formula="of:=ROUND([.B29]/2)" office:value-type="float" office:value="89">
            <text:p>89</text:p>
          </table:table-cell>
          <table:table-cell table:formula="of:=LOG([.C29])*255/LOG(255)" office:value-type="float" office:value="206.559797229239">
            <text:p>206,5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31]-255/40" office:value-type="float" office:value="184.875">
            <text:p>184,88</text:p>
          </table:table-cell>
          <table:table-cell table:formula="of:=ROUND([.B30]/2)" office:value-type="float" office:value="92">
            <text:p>92</text:p>
          </table:table-cell>
          <table:table-cell table:formula="of:=LOG([.C30])*255/LOG(255)" office:value-type="float" office:value="208.085408273888">
            <text:p>208,0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32]-255/40" office:value-type="float" office:value="191.25">
            <text:p>191,25</text:p>
          </table:table-cell>
          <table:table-cell table:formula="of:=ROUND([.B31]/2)" office:value-type="float" office:value="96">
            <text:p>96</text:p>
          </table:table-cell>
          <table:table-cell table:formula="of:=LOG([.C31])*255/LOG(255)" office:value-type="float" office:value="210.04393300175">
            <text:p>210,0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33]-255/40" office:value-type="float" office:value="197.625">
            <text:p>197,63</text:p>
          </table:table-cell>
          <table:table-cell table:formula="of:=ROUND([.B32]/2)" office:value-type="float" office:value="99">
            <text:p>99</text:p>
          </table:table-cell>
          <table:table-cell table:formula="of:=LOG([.C32])*255/LOG(255)" office:value-type="float" office:value="211.459995041766">
            <text:p>211,4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4]-255/40" office:value-type="float" office:value="204">
            <text:p>204,00</text:p>
          </table:table-cell>
          <table:table-cell table:formula="of:=ROUND([.B33]/2)" office:value-type="float" office:value="102">
            <text:p>102</text:p>
          </table:table-cell>
          <table:table-cell table:formula="of:=LOG([.C33])*255/LOG(255)" office:value-type="float" office:value="212.833780197648">
            <text:p>212,8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35]-255/40" office:value-type="float" office:value="210.375">
            <text:p>210,38</text:p>
          </table:table-cell>
          <table:table-cell table:formula="of:=ROUND([.B34]/2)" office:value-type="float" office:value="105">
            <text:p>105</text:p>
          </table:table-cell>
          <table:table-cell table:formula="of:=LOG([.C34])*255/LOG(255)" office:value-type="float" office:value="214.167739833829">
            <text:p>214,1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36]-255/40" office:value-type="float" office:value="216.75">
            <text:p>216,75</text:p>
          </table:table-cell>
          <table:table-cell table:formula="of:=ROUND([.B35]/2)" office:value-type="float" office:value="108">
            <text:p>108</text:p>
          </table:table-cell>
          <table:table-cell table:formula="of:=LOG([.C35])*255/LOG(255)" office:value-type="float" office:value="215.464118099898">
            <text:p>215,4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7]-255/40" office:value-type="float" office:value="223.125">
            <text:p>223,13</text:p>
          </table:table-cell>
          <table:table-cell table:formula="of:=ROUND([.B36]/2)" office:value-type="float" office:value="112">
            <text:p>112</text:p>
          </table:table-cell>
          <table:table-cell table:formula="of:=LOG([.C36])*255/LOG(255)" office:value-type="float" office:value="217.137698356097">
            <text:p>217,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38]-255/40" office:value-type="float" office:value="229.5">
            <text:p>229,50</text:p>
          </table:table-cell>
          <table:table-cell table:formula="of:=ROUND([.B37]/2)" office:value-type="float" office:value="115">
            <text:p>115</text:p>
          </table:table-cell>
          <table:table-cell table:formula="of:=LOG([.C37])*255/LOG(255)" office:value-type="float" office:value="218.354114160444">
            <text:p>218,3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39]-255/40" office:value-type="float" office:value="235.875">
            <text:p>235,88</text:p>
          </table:table-cell>
          <table:table-cell table:formula="of:=ROUND([.B38]/2)" office:value-type="float" office:value="118">
            <text:p>118</text:p>
          </table:table-cell>
          <table:table-cell table:formula="of:=LOG([.C38])*255/LOG(255)" office:value-type="float" office:value="219.539202444479">
            <text:p>219,5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40]-255/40" office:value-type="float" office:value="242.25">
            <text:p>242,25</text:p>
          </table:table-cell>
          <table:table-cell table:formula="of:=ROUND([.B39]/2)" office:value-type="float" office:value="121">
            <text:p>121</text:p>
          </table:table-cell>
          <table:table-cell table:formula="of:=LOG([.C39])*255/LOG(255)" office:value-type="float" office:value="220.694536392458">
            <text:p>220,6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41]-255/40" office:value-type="float" office:value="248.625">
            <text:p>248,63</text:p>
          </table:table-cell>
          <table:table-cell table:formula="of:=ROUND([.B40]/2)" office:value-type="float" office:value="124">
            <text:p>124</text:p>
          </table:table-cell>
          <table:table-cell table:formula="of:=LOG([.C40])*255/LOG(255)" office:value-type="float" office:value="221.821573583745">
            <text:p>221,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55">
            <text:p>255,00</text:p>
          </table:table-cell>
          <table:table-cell table:formula="of:=ROUND([.B41]/2)" office:value-type="float" office:value="128">
            <text:p>128</text:p>
          </table:table-cell>
          <table:table-cell table:formula="of:=LOG([.C41])*255/LOG(255)" office:value-type="float" office:value="223.282597410575">
            <text:p>223,2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41]-255/60" office:value-type="float" office:value="250.75">
            <text:p>250,75</text:p>
          </table:table-cell>
          <table:table-cell table:formula="of:=ROUND([.B42]/2)" office:value-type="float" office:value="125">
            <text:p>125</text:p>
          </table:table-cell>
          <table:table-cell table:formula="of:=LOG([.C42])*255/LOG(255)" office:value-type="float" office:value="222.191201154445">
            <text:p>222,1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42]-255/60" office:value-type="float" office:value="246.5">
            <text:p>246,50</text:p>
          </table:table-cell>
          <table:table-cell table:formula="of:=ROUND([.B43]/2)" office:value-type="float" office:value="123">
            <text:p>123</text:p>
          </table:table-cell>
          <table:table-cell table:formula="of:=LOG([.C43])*255/LOG(255)" office:value-type="float" office:value="221.448953044677">
            <text:p>221,4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43]-255/60" office:value-type="float" office:value="242.25">
            <text:p>242,25</text:p>
          </table:table-cell>
          <table:table-cell table:formula="of:=ROUND([.B44]/2)" office:value-type="float" office:value="121">
            <text:p>121</text:p>
          </table:table-cell>
          <table:table-cell table:formula="of:=LOG([.C44])*255/LOG(255)" office:value-type="float" office:value="220.694536392458">
            <text:p>220,6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44]-255/60" office:value-type="float" office:value="238">
            <text:p>238,00</text:p>
          </table:table-cell>
          <table:table-cell table:formula="of:=ROUND([.B45]/2)" office:value-type="float" office:value="119">
            <text:p>119</text:p>
          </table:table-cell>
          <table:table-cell table:formula="of:=LOG([.C45])*255/LOG(255)" office:value-type="float" office:value="219.927545551995">
            <text:p>219,9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45]-255/60" office:value-type="float" office:value="233.75">
            <text:p>233,75</text:p>
          </table:table-cell>
          <table:table-cell table:formula="of:=ROUND([.B46]/2)" office:value-type="float" office:value="117">
            <text:p>117</text:p>
          </table:table-cell>
          <table:table-cell table:formula="of:=LOG([.C46])*255/LOG(255)" office:value-type="float" office:value="219.147554249508">
            <text:p>219,1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46]-255/60" office:value-type="float" office:value="229.5">
            <text:p>229,50</text:p>
          </table:table-cell>
          <table:table-cell table:formula="of:=ROUND([.B47]/2)" office:value-type="float" office:value="115">
            <text:p>115</text:p>
          </table:table-cell>
          <table:table-cell table:formula="of:=LOG([.C47])*255/LOG(255)" office:value-type="float" office:value="218.354114160444">
            <text:p>218,3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47]-255/60" office:value-type="float" office:value="225.25">
            <text:p>225,25</text:p>
          </table:table-cell>
          <table:table-cell table:formula="of:=ROUND([.B48]/2)" office:value-type="float" office:value="113">
            <text:p>113</text:p>
          </table:table-cell>
          <table:table-cell table:formula="of:=LOG([.C48])*255/LOG(255)" office:value-type="float" office:value="217.54675336186">
            <text:p>217,5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48]-255/60" office:value-type="float" office:value="221">
            <text:p>221,00</text:p>
          </table:table-cell>
          <table:table-cell table:formula="of:=ROUND([.B49]/2)" office:value-type="float" office:value="111">
            <text:p>111</text:p>
          </table:table-cell>
          <table:table-cell table:formula="of:=LOG([.C49])*255/LOG(255)" office:value-type="float" office:value="216.72497464661">
            <text:p>216,7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49]-255/60" office:value-type="float" office:value="216.75">
            <text:p>216,75</text:p>
          </table:table-cell>
          <table:table-cell table:formula="of:=ROUND([.B50]/2)" office:value-type="float" office:value="108">
            <text:p>108</text:p>
          </table:table-cell>
          <table:table-cell table:formula="of:=LOG([.C50])*255/LOG(255)" office:value-type="float" office:value="215.464118099898">
            <text:p>215,4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50]-255/60" office:value-type="float" office:value="212.5">
            <text:p>212,50</text:p>
          </table:table-cell>
          <table:table-cell table:formula="of:=ROUND([.B51]/2)" office:value-type="float" office:value="106">
            <text:p>106</text:p>
          </table:table-cell>
          <table:table-cell table:formula="of:=LOG([.C51])*255/LOG(255)" office:value-type="float" office:value="214.603936323801">
            <text:p>214,6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51]-255/60" office:value-type="float" office:value="208.25">
            <text:p>208,25</text:p>
          </table:table-cell>
          <table:table-cell table:formula="of:=ROUND([.B52]/2)" office:value-type="float" office:value="104">
            <text:p>104</text:p>
          </table:table-cell>
          <table:table-cell table:formula="of:=LOG([.C52])*255/LOG(255)" office:value-type="float" office:value="213.72736915136">
            <text:p>213,7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52]-255/60" office:value-type="float" office:value="204">
            <text:p>204,00</text:p>
          </table:table-cell>
          <table:table-cell table:formula="of:=ROUND([.B53]/2)" office:value-type="float" office:value="102">
            <text:p>102</text:p>
          </table:table-cell>
          <table:table-cell table:formula="of:=LOG([.C53])*255/LOG(255)" office:value-type="float" office:value="212.833780197648">
            <text:p>212,8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53]-255/60" office:value-type="float" office:value="199.75">
            <text:p>199,75</text:p>
          </table:table-cell>
          <table:table-cell table:formula="of:=ROUND([.B54]/2)" office:value-type="float" office:value="100">
            <text:p>100</text:p>
          </table:table-cell>
          <table:table-cell table:formula="of:=LOG([.C54])*255/LOG(255)" office:value-type="float" office:value="211.922495267889">
            <text:p>211,9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54]-255/60" office:value-type="float" office:value="195.5">
            <text:p>195,50</text:p>
          </table:table-cell>
          <table:table-cell table:formula="of:=ROUND([.B55]/2)" office:value-type="float" office:value="98">
            <text:p>98</text:p>
          </table:table-cell>
          <table:table-cell table:formula="of:=LOG([.C55])*255/LOG(255)" office:value-type="float" office:value="210.99279930162">
            <text:p>210,9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B55]-255/60" office:value-type="float" office:value="191.25">
            <text:p>191,25</text:p>
          </table:table-cell>
          <table:table-cell table:formula="of:=ROUND([.B56]/2)" office:value-type="float" office:value="96">
            <text:p>96</text:p>
          </table:table-cell>
          <table:table-cell table:formula="of:=LOG([.C56])*255/LOG(255)" office:value-type="float" office:value="210.04393300175">
            <text:p>210,0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B56]-255/60" office:value-type="float" office:value="187">
            <text:p>187,00</text:p>
          </table:table-cell>
          <table:table-cell table:formula="of:=ROUND([.B57]/2)" office:value-type="float" office:value="94">
            <text:p>94</text:p>
          </table:table-cell>
          <table:table-cell table:formula="of:=LOG([.C57])*255/LOG(255)" office:value-type="float" office:value="209.075089108711">
            <text:p>209,0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B57]-255/60" office:value-type="float" office:value="182.75">
            <text:p>182,75</text:p>
          </table:table-cell>
          <table:table-cell table:formula="of:=ROUND([.B58]/2)" office:value-type="float" office:value="91">
            <text:p>91</text:p>
          </table:table-cell>
          <table:table-cell table:formula="of:=LOG([.C58])*255/LOG(255)" office:value-type="float" office:value="207.582470096883">
            <text:p>207,5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8]-255/60" office:value-type="float" office:value="178.5">
            <text:p>178,50</text:p>
          </table:table-cell>
          <table:table-cell table:formula="of:=ROUND([.B59]/2)" office:value-type="float" office:value="89">
            <text:p>89</text:p>
          </table:table-cell>
          <table:table-cell table:formula="of:=LOG([.C59])*255/LOG(255)" office:value-type="float" office:value="206.559797229239">
            <text:p>206,5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B59]-255/60" office:value-type="float" office:value="174.25">
            <text:p>174,25</text:p>
          </table:table-cell>
          <table:table-cell table:formula="of:=ROUND([.B60]/2)" office:value-type="float" office:value="87">
            <text:p>87</text:p>
          </table:table-cell>
          <table:table-cell table:formula="of:=LOG([.C60])*255/LOG(255)" office:value-type="float" office:value="205.513879817525">
            <text:p>205,5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B60]-255/60" office:value-type="float" office:value="170">
            <text:p>170,00</text:p>
          </table:table-cell>
          <table:table-cell table:formula="of:=ROUND([.B61]/2)" office:value-type="float" office:value="85">
            <text:p>85</text:p>
          </table:table-cell>
          <table:table-cell table:formula="of:=LOG([.C61])*255/LOG(255)" office:value-type="float" office:value="204.443636577232">
            <text:p>204,4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61]-255/60" office:value-type="float" office:value="165.75">
            <text:p>165,75</text:p>
          </table:table-cell>
          <table:table-cell table:formula="of:=ROUND([.B62]/2)" office:value-type="float" office:value="83">
            <text:p>83</text:p>
          </table:table-cell>
          <table:table-cell table:formula="of:=LOG([.C62])*255/LOG(255)" office:value-type="float" office:value="203.347908975139">
            <text:p>203,3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62]-255/60" office:value-type="float" office:value="161.5">
            <text:p>161,50</text:p>
          </table:table-cell>
          <table:table-cell table:formula="of:=ROUND([.B63]/2)" office:value-type="float" office:value="81">
            <text:p>81</text:p>
          </table:table-cell>
          <table:table-cell table:formula="of:=LOG([.C63])*255/LOG(255)" office:value-type="float" office:value="202.225453691074">
            <text:p>202,2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B63]-255/60" office:value-type="float" office:value="157.25">
            <text:p>157,25</text:p>
          </table:table-cell>
          <table:table-cell table:formula="of:=ROUND([.B64]/2)" office:value-type="float" office:value="79">
            <text:p>79</text:p>
          </table:table-cell>
          <table:table-cell table:formula="of:=LOG([.C64])*255/LOG(255)" office:value-type="float" office:value="201.074934137108">
            <text:p>201,07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B64]-255/60" office:value-type="float" office:value="153">
            <text:p>153,00</text:p>
          </table:table-cell>
          <table:table-cell table:formula="of:=ROUND([.B65]/2)" office:value-type="float" office:value="77">
            <text:p>77</text:p>
          </table:table-cell>
          <table:table-cell table:formula="of:=LOG([.C65])*255/LOG(255)" office:value-type="float" office:value="199.894910889141">
            <text:p>199,8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B65]-255/60" office:value-type="float" office:value="148.75">
            <text:p>148,75</text:p>
          </table:table-cell>
          <table:table-cell table:formula="of:=ROUND([.B66]/2)" office:value-type="float" office:value="74">
            <text:p>74</text:p>
          </table:table-cell>
          <table:table-cell table:formula="of:=LOG([.C66])*255/LOG(255)" office:value-type="float" office:value="198.066125139638">
            <text:p>198,0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B66]-255/60" office:value-type="float" office:value="144.5">
            <text:p>144,50</text:p>
          </table:table-cell>
          <table:table-cell table:formula="of:=ROUND([.B67]/2)" office:value-type="float" office:value="72">
            <text:p>72</text:p>
          </table:table-cell>
          <table:table-cell table:formula="of:=LOG([.C67])*255/LOG(255)" office:value-type="float" office:value="196.805268592926">
            <text:p>196,8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B67]-255/60" office:value-type="float" office:value="140.25">
            <text:p>140,25</text:p>
          </table:table-cell>
          <table:table-cell table:formula="of:=ROUND([.B68]/2)" office:value-type="float" office:value="70">
            <text:p>70</text:p>
          </table:table-cell>
          <table:table-cell table:formula="of:=LOG([.C68])*255/LOG(255)" office:value-type="float" office:value="195.508890326857">
            <text:p>195,5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B68]-255/60" office:value-type="float" office:value="136">
            <text:p>136,00</text:p>
          </table:table-cell>
          <table:table-cell table:formula="of:=ROUND([.B69]/2)" office:value-type="float" office:value="68">
            <text:p>68</text:p>
          </table:table-cell>
          <table:table-cell table:formula="of:=LOG([.C69])*255/LOG(255)" office:value-type="float" office:value="194.174930690676">
            <text:p>194,1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B69]-255/60" office:value-type="float" office:value="131.75">
            <text:p>131,75</text:p>
          </table:table-cell>
          <table:table-cell table:formula="of:=ROUND([.B70]/2)" office:value-type="float" office:value="66">
            <text:p>66</text:p>
          </table:table-cell>
          <table:table-cell table:formula="of:=LOG([.C70])*255/LOG(255)" office:value-type="float" office:value="192.801145534794">
            <text:p>192,8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B70]-255/60" office:value-type="float" office:value="127.5">
            <text:p>127,50</text:p>
          </table:table-cell>
          <table:table-cell table:formula="of:=ROUND([.B71]/2)" office:value-type="float" office:value="64">
            <text:p>64</text:p>
          </table:table-cell>
          <table:table-cell table:formula="of:=LOG([.C71])*255/LOG(255)" office:value-type="float" office:value="191.385083494778">
            <text:p>191,3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B71]-255/60" office:value-type="float" office:value="123.25">
            <text:p>123,25</text:p>
          </table:table-cell>
          <table:table-cell table:formula="of:=ROUND([.B72]/2)" office:value-type="float" office:value="62">
            <text:p>62</text:p>
          </table:table-cell>
          <table:table-cell table:formula="of:=LOG([.C72])*255/LOG(255)" office:value-type="float" office:value="189.924059667949">
            <text:p>189,9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B72]-255/60" office:value-type="float" office:value="119">
            <text:p>119,00</text:p>
          </table:table-cell>
          <table:table-cell table:formula="of:=ROUND([.B73]/2)" office:value-type="float" office:value="60">
            <text:p>60</text:p>
          </table:table-cell>
          <table:table-cell table:formula="of:=LOG([.C73])*255/LOG(255)" office:value-type="float" office:value="188.41512497251">
            <text:p>188,4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B73]-255/60" office:value-type="float" office:value="114.75">
            <text:p>114,75</text:p>
          </table:table-cell>
          <table:table-cell table:formula="of:=ROUND([.B74]/2)" office:value-type="float" office:value="57">
            <text:p>57</text:p>
          </table:table-cell>
          <table:table-cell table:formula="of:=LOG([.C74])*255/LOG(255)" office:value-type="float" office:value="186.05469039613">
            <text:p>186,0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B74]-255/60" office:value-type="float" office:value="110.5">
            <text:p>110,50</text:p>
          </table:table-cell>
          <table:table-cell table:formula="of:=ROUND([.B75]/2)" office:value-type="float" office:value="55">
            <text:p>55</text:p>
          </table:table-cell>
          <table:table-cell table:formula="of:=LOG([.C75])*255/LOG(255)" office:value-type="float" office:value="184.411001914377">
            <text:p>184,4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B75]-255/60" office:value-type="float" office:value="106.25">
            <text:p>106,25</text:p>
          </table:table-cell>
          <table:table-cell table:formula="of:=ROUND([.B76]/2)" office:value-type="float" office:value="53">
            <text:p>53</text:p>
          </table:table-cell>
          <table:table-cell table:formula="of:=LOG([.C76])*255/LOG(255)" office:value-type="float" office:value="182.706422408004">
            <text:p>182,7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B76]-255/60" office:value-type="float" office:value="102">
            <text:p>102,00</text:p>
          </table:table-cell>
          <table:table-cell table:formula="of:=ROUND([.B77]/2)" office:value-type="float" office:value="51">
            <text:p>51</text:p>
          </table:table-cell>
          <table:table-cell table:formula="of:=LOG([.C77])*255/LOG(255)" office:value-type="float" office:value="180.936266281852">
            <text:p>180,9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B77]-255/60" office:value-type="float" office:value="97.75">
            <text:p>97,75</text:p>
          </table:table-cell>
          <table:table-cell table:formula="of:=ROUND([.B78]/2)" office:value-type="float" office:value="49">
            <text:p>49</text:p>
          </table:table-cell>
          <table:table-cell table:formula="of:=LOG([.C78])*255/LOG(255)" office:value-type="float" office:value="179.095285385824">
            <text:p>179,1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B78]-255/60" office:value-type="float" office:value="93.5">
            <text:p>93,50</text:p>
          </table:table-cell>
          <table:table-cell table:formula="of:=ROUND([.B79]/2)" office:value-type="float" office:value="47">
            <text:p>47</text:p>
          </table:table-cell>
          <table:table-cell table:formula="of:=LOG([.C79])*255/LOG(255)" office:value-type="float" office:value="177.177575192915">
            <text:p>177,1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B79]-255/60" office:value-type="float" office:value="89.25">
            <text:p>89,25</text:p>
          </table:table-cell>
          <table:table-cell table:formula="of:=ROUND([.B80]/2)" office:value-type="float" office:value="45">
            <text:p>45</text:p>
          </table:table-cell>
          <table:table-cell table:formula="of:=LOG([.C80])*255/LOG(255)" office:value-type="float" office:value="175.176460563685">
            <text:p>175,1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B80]-255/60" office:value-type="float" office:value="85">
            <text:p>85,00</text:p>
          </table:table-cell>
          <table:table-cell table:formula="of:=ROUND([.B81]/2)" office:value-type="float" office:value="43">
            <text:p>43</text:p>
          </table:table-cell>
          <table:table-cell table:formula="of:=LOG([.C81])*255/LOG(255)" office:value-type="float" office:value="173.084355523906">
            <text:p>173,0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B81]-255/60" office:value-type="float" office:value="80.75">
            <text:p>80,75</text:p>
          </table:table-cell>
          <table:table-cell table:formula="of:=ROUND([.B82]/2)" office:value-type="float" office:value="40">
            <text:p>40</text:p>
          </table:table-cell>
          <table:table-cell table:formula="of:=LOG([.C82])*255/LOG(255)" office:value-type="float" office:value="169.756275465537">
            <text:p>169,7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B82]-255/60" office:value-type="float" office:value="76.5">
            <text:p>76,50</text:p>
          </table:table-cell>
          <table:table-cell table:formula="of:=ROUND([.B83]/2)" office:value-type="float" office:value="38">
            <text:p>38</text:p>
          </table:table-cell>
          <table:table-cell table:formula="of:=LOG([.C83])*255/LOG(255)" office:value-type="float" office:value="167.395840889157">
            <text:p>167,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B83]-255/60" office:value-type="float" office:value="72.25">
            <text:p>72,25</text:p>
          </table:table-cell>
          <table:table-cell table:formula="of:=ROUND([.B84]/2)" office:value-type="float" office:value="36">
            <text:p>36</text:p>
          </table:table-cell>
          <table:table-cell table:formula="of:=LOG([.C84])*255/LOG(255)" office:value-type="float" office:value="164.90775467713">
            <text:p>164,9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B84]-255/60" office:value-type="float" office:value="68">
            <text:p>68,00</text:p>
          </table:table-cell>
          <table:table-cell table:formula="of:=ROUND([.B85]/2)" office:value-type="float" office:value="34">
            <text:p>34</text:p>
          </table:table-cell>
          <table:table-cell table:formula="of:=LOG([.C85])*255/LOG(255)" office:value-type="float" office:value="162.27741677488">
            <text:p>162,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B85]-255/60" office:value-type="float" office:value="63.75">
            <text:p>63,75</text:p>
          </table:table-cell>
          <table:table-cell table:formula="of:=ROUND([.B86]/2)" office:value-type="float" office:value="32">
            <text:p>32</text:p>
          </table:table-cell>
          <table:table-cell table:formula="of:=LOG([.C86])*255/LOG(255)" office:value-type="float" office:value="159.487569578982">
            <text:p>159,4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B86]-255/60" office:value-type="float" office:value="59.5">
            <text:p>59,50</text:p>
          </table:table-cell>
          <table:table-cell table:formula="of:=ROUND([.B87]/2)" office:value-type="float" office:value="30">
            <text:p>30</text:p>
          </table:table-cell>
          <table:table-cell table:formula="of:=LOG([.C87])*255/LOG(255)" office:value-type="float" office:value="156.517611056713">
            <text:p>156,5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B87]-255/60" office:value-type="float" office:value="55.25">
            <text:p>55,25</text:p>
          </table:table-cell>
          <table:table-cell table:formula="of:=ROUND([.B88]/2)" office:value-type="float" office:value="28">
            <text:p>28</text:p>
          </table:table-cell>
          <table:table-cell table:formula="of:=LOG([.C88])*255/LOG(255)" office:value-type="float" office:value="153.342670524505">
            <text:p>153,3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B88]-255/60" office:value-type="float" office:value="51">
            <text:p>51,00</text:p>
          </table:table-cell>
          <table:table-cell table:formula="of:=ROUND([.B89]/2)" office:value-type="float" office:value="26">
            <text:p>26</text:p>
          </table:table-cell>
          <table:table-cell table:formula="of:=LOG([.C89])*255/LOG(255)" office:value-type="float" office:value="149.932341319768">
            <text:p>149,93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B89]-255/60" office:value-type="float" office:value="46.75">
            <text:p>46,75</text:p>
          </table:table-cell>
          <table:table-cell table:formula="of:=ROUND([.B90]/2)" office:value-type="float" office:value="23">
            <text:p>23</text:p>
          </table:table-cell>
          <table:table-cell table:formula="of:=LOG([.C90])*255/LOG(255)" office:value-type="float" office:value="144.290380442296">
            <text:p>144,2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B90]-255/60" office:value-type="float" office:value="42.5">
            <text:p>42,50</text:p>
          </table:table-cell>
          <table:table-cell table:formula="of:=ROUND([.B91]/2)" office:value-type="float" office:value="21">
            <text:p>21</text:p>
          </table:table-cell>
          <table:table-cell table:formula="of:=LOG([.C91])*255/LOG(255)" office:value-type="float" office:value="140.10400611568">
            <text:p>140,1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B91]-255/60" office:value-type="float" office:value="38.25">
            <text:p>38,25</text:p>
          </table:table-cell>
          <table:table-cell table:formula="of:=ROUND([.B92]/2)" office:value-type="float" office:value="19">
            <text:p>19</text:p>
          </table:table-cell>
          <table:table-cell table:formula="of:=LOG([.C92])*255/LOG(255)" office:value-type="float" office:value="135.498326973361">
            <text:p>135,5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B92]-255/60" office:value-type="float" office:value="34">
            <text:p>34,00</text:p>
          </table:table-cell>
          <table:table-cell table:formula="of:=ROUND([.B93]/2)" office:value-type="float" office:value="17">
            <text:p>17</text:p>
          </table:table-cell>
          <table:table-cell table:formula="of:=LOG([.C93])*255/LOG(255)" office:value-type="float" office:value="130.379902859083">
            <text:p>130,3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B93]-255/60" office:value-type="float" office:value="29.75">
            <text:p>29,75</text:p>
          </table:table-cell>
          <table:table-cell table:formula="of:=ROUND([.B94]/2)" office:value-type="float" office:value="15">
            <text:p>15</text:p>
          </table:table-cell>
          <table:table-cell table:formula="of:=LOG([.C94])*255/LOG(255)" office:value-type="float" office:value="124.620097140917">
            <text:p>124,6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B94]-255/60" office:value-type="float" office:value="25.5">
            <text:p>25,50</text:p>
          </table:table-cell>
          <table:table-cell table:formula="of:=ROUND([.B95]/2)" office:value-type="float" office:value="13">
            <text:p>13</text:p>
          </table:table-cell>
          <table:table-cell table:formula="of:=LOG([.C95])*255/LOG(255)" office:value-type="float" office:value="118.034827403971">
            <text:p>118,0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B95]-255/60" office:value-type="float" office:value="21.25">
            <text:p>21,25</text:p>
          </table:table-cell>
          <table:table-cell table:formula="of:=ROUND([.B96]/2)" office:value-type="float" office:value="11">
            <text:p>11</text:p>
          </table:table-cell>
          <table:table-cell table:formula="of:=LOG([.C96])*255/LOG(255)" office:value-type="float" office:value="110.347268196229">
            <text:p>110,3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B96]-255/60" office:value-type="float" office:value="17">
            <text:p>17,00</text:p>
          </table:table-cell>
          <table:table-cell table:formula="of:=ROUND([.B97]/2)" office:value-type="float" office:value="9">
            <text:p>9</text:p>
          </table:table-cell>
          <table:table-cell table:formula="of:=LOG([.C97])*255/LOG(255)" office:value-type="float" office:value="101.112726845537">
            <text:p>101,1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B97]-255/60" office:value-type="float" office:value="12.75">
            <text:p>12,75</text:p>
          </table:table-cell>
          <table:table-cell table:formula="of:=ROUND([.B98]/2)" office:value-type="float" office:value="6">
            <text:p>6</text:p>
          </table:table-cell>
          <table:table-cell table:formula="of:=LOG([.C98])*255/LOG(255)" office:value-type="float" office:value="82.4538773385649">
            <text:p>82,4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B98]-255/60" office:value-type="float" office:value="8.5">
            <text:p>8,50</text:p>
          </table:table-cell>
          <table:table-cell table:formula="of:=ROUND([.B99]/2)" office:value-type="float" office:value="4">
            <text:p>4</text:p>
          </table:table-cell>
          <table:table-cell table:formula="of:=LOG([.C99])*255/LOG(255)" office:value-type="float" office:value="63.7950278315928">
            <text:p>63,8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B99]-255/60" office:value-type="float" office:value="4.25">
            <text:p>4,25</text:p>
          </table:table-cell>
          <table:table-cell table:formula="of:=ROUND([.B100]/2)" office:value-type="float" office:value="2">
            <text:p>2</text:p>
          </table:table-cell>
          <table:table-cell table:formula="of:=LOG([.C100])*255/LOG(255)" office:value-type="float" office:value="31.8975139157964">
            <text:p>31,9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B100]-255/60" office:value-type="float" office:value="0">
            <text:p>0,00</text:p>
          </table:table-cell>
          <table:table-cell table:formula="of:=ROUND([.B101]/2)" office:value-type="float" office:value="0">
            <text:p>0</text:p>
          </table:table-cell>
          <table:table-cell office:value-type="float" office:value="0">
            <text:p>0,00</text:p>
          </table:table-cell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19.02.2012</text:date>, <text:time>14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2-19T14:50:41</dc:date>
    <dc:creator>Christian Unhold</dc:creator>
    <meta:editing-duration>PT00H09M08S</meta:editing-duration>
    <meta:editing-cycles>2</meta:editing-cycles>
    <meta:document-statistic meta:table-count="1" meta:cell-count="404" meta:object-count="0"/>
  </office:meta>
</office:document-meta>
</file>